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40" table:default-cell-style-name="Default"/>
        <table:table-row table:style-name="ro1"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8:35:50.479330901</meta:creation-date>
    <dc:date>2015-10-08T18:53:06.238542087</dc:date>
    <meta:editing-duration>PT1M45S</meta:editing-duration>
    <meta:editing-cycles>1</meta:editing-cycles>
    <meta:document-statistic meta:table-count="1" meta:cell-count="1600" meta:object-count="0"/>
    <meta:generator>LibreOffice/4.3.3.2$Linux_x86 LibreOffice_project/430m0$Build-2</meta:generator>
  </office:meta>
</office:document-meta>
</file>